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alien="http://openoffice.org/2000/alien" office:version="1.0">
  <office:scripts/>
  <office:automatic-styles>
    <style:style style:name="dp1" style:family="drawing-page">
      <style:drawing-page-properties alien:key="page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alien:key="shape" draw:stroke="none" draw:fill="none" draw:fill-color="#ffffff" fo:min-height="0.099cm"/>
    </style:style>
    <style:style style:name="pr1" style:family="presentation" style:parent-style-name="Default-notes">
      <style:graphic-properties draw:stroke="none" draw:fill="none" draw:fill-color="#ffffff" fo:min-height="13.365cm"/>
    </style:style>
    <style:style style:name="P1" style:family="paragraph">
      <style:paragraph-properties alien:key="para" fo:margin-left="0cm" fo:margin-right="0cm" fo:text-indent="0cm"/>
    </style:style>
    <style:style style:name="P2" style:family="paragraph">
      <style:paragraph-properties alien:key="shape-tex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alien:key="tex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.934cm" svg:height="0.937cm" svg:x="6.287cm" svg:y="4.139cm">
          <draw:text-box>
            <text:p text:style-name="P1"><text:span text:style-name="T1">Text</text:span></text:p>
          </draw:text-box>
        </draw:frame>
        <presentation:notes draw:style-name="dp2">
          <draw:page-thumbnail draw:layer="layout" svg:width="13.705cm" svg:height="10.279cm" svg:x="3.647cm" svg:y="2.853cm" draw:page-number="1" presentation:class="page"/>
          <draw:frame presentation:style-name="pr1" draw:text-style-name="P3" draw:layer="layout" svg:width="14.517cm" svg:height="13.365cm" svg:x="3.249cm" svg:y="14.13cm" presentation:class="notes" presentation:placeholder="true">
            <draw:text-box draw:corner-radius="0.001cm"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alien="http://openoffice.org/2000/alien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alien:key="style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/>
    <style:style style:name="text" style:family="graphic" style:parent-style-name="standard"/>
    <style:style style:name="textbody" style:family="graphic" style:parent-style-name="standard"/>
    <style:style style:name="textbodyjustfied" style:family="graphic" style:parent-style-name="standard"/>
    <style:style style:name="textbodyindent" style:family="graphic" style:parent-style-name="standard"/>
    <style:style style:name="title" style:family="graphic" style:parent-style-name="standard"/>
    <style:style style:name="title1" style:family="graphic" style:parent-style-name="standard"/>
    <style:style style:name="title2" style:family="graphic" style:parent-style-name="standard"/>
    <style:style style:name="headline" style:family="graphic" style:parent-style-name="standard"/>
    <style:style style:name="headline1" style:family="graphic" style:parent-style-name="standard"/>
    <style:style style:name="headline2" style:family="graphic" style:parent-style-name="standard"/>
    <style:style style:name="measure" style:family="graphic" style:parent-style-name="standard"/>
    <style:style style:name="Default-title" style:family="presentation"/>
    <style:style style:name="Default-subtitle" style:family="presentation"/>
    <style:style style:name="Default-background" style:family="presentation"/>
    <style:style style:name="Default-backgroundobjects" style:family="presentation"/>
    <style:style style:name="Default-notes" style:family="presentation"/>
    <style:style style:name="Default-outline1" style:family="presentation"/>
    <style:style style:name="Default-outline2" style:family="presentation" style:parent-style-name="Default-outline1"/>
    <style:style style:name="Default-outline3" style:family="presentation" style:parent-style-name="Default-outline2"/>
    <style:style style:name="Default-outline4" style:family="presentation" style:parent-style-name="Default-outline3"/>
    <style:style style:name="Default-outline5" style:family="presentation" style:parent-style-name="Default-outline4"/>
    <style:style style:name="Default-outline6" style:family="presentation" style:parent-style-name="Default-outline5"/>
    <style:style style:name="Default-outline7" style:family="presentation" style:parent-style-name="Default-outline6"/>
    <style:style style:name="Default-outline8" style:family="presentation" style:parent-style-name="Default-outline7"/>
    <style:style style:name="Default-outline9" style:family="presentation" style:parent-style-name="Default-outline8"/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alien:key="master-page" draw:background-size="bord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alien="http://openoffice.org/2000/alien" office:version="1.0">
  <office:meta>
    <meta:generator>StarOffice/8$Solaris_Sparc OpenOffice.org_project/680m105$Build-8915</meta:generator>
    <meta:initial-creator>Christian Lippka</meta:initial-creator>
    <meta:creation-date>2001-11-19T14:25:34</meta:creation-date>
    <dc:creator>Christian Lippka</dc:creator>
    <dc:date>2001-11-19T14:26:36</dc:date>
    <dc:language>en-US</dc:language>
    <meta:editing-cycles>2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